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ppp" style:family="table">
      <style:table-properties style:width="1.7056in" fo:margin-left="2.0604in" table:align="left"/>
    </style:style>
    <style:style style:name="ppp.A" style:family="table-column">
      <style:table-column-properties style:column-width="1.7056in"/>
    </style:style>
    <style:style style:name="ppp.A1" style:family="table-cell">
      <style:table-cell-properties fo:background-color="#000080" fo:padding="0.0382in" fo:border="0.05pt solid #000000">
        <style:background-image/>
      </style:table-cell-properties>
    </style:style>
    <style:style style:name="coutn" style:family="table">
      <style:table-properties style:width="2.5958in" table:align="left"/>
    </style:style>
    <style:style style:name="coutn.A" style:family="table-column">
      <style:table-column-properties style:column-width="0.8146in"/>
    </style:style>
    <style:style style:name="coutn.B" style:family="table-column">
      <style:table-column-properties style:column-width="0.8653in"/>
    </style:style>
    <style:style style:name="coutn.C" style:family="table-column">
      <style:table-column-properties style:column-width="0.916in"/>
    </style:style>
    <style:style style:name="coutn.A1" style:family="table-cell">
      <style:table-cell-properties fo:padding="0.0382in" fo:border-left="0.05pt solid #000000" fo:border-right="none" fo:border-top="0.05pt solid #000000" fo:border-bottom="0.05pt solid #000000"/>
    </style:style>
    <style:style style:name="coutn.B1" style:family="table-cell">
      <style:table-cell-properties fo:padding="0.0382in" fo:border-left="none" fo:border-right="none" fo:border-top="0.05pt solid #000000" fo:border-bottom="0.05pt solid #000000"/>
    </style:style>
    <style:style style:name="coutn.C1" style:family="table-cell">
      <style:table-cell-properties fo:padding="0.0382in" fo:border-left="none" fo:border-right="0.05pt solid #000000" fo:border-top="0.05pt solid #000000" fo:border-bottom="0.05pt solid #000000"/>
    </style:style>
    <style:style style:name="P1" style:family="paragraph" style:parent-style-name="Standard">
      <style:paragraph-properties fo:background-color="transparent">
        <style:background-image/>
      </style:paragraph-properties>
    </style:style>
    <style:style style:name="P2" style:family="paragraph" style:parent-style-name="Text_20_body">
      <style:paragraph-properties fo:text-align="justify" style:justify-single-word="false"/>
      <style:text-properties officeooo:paragraph-rsid="001a03cd"/>
    </style:style>
    <style:style style:name="P3" style:family="paragraph" style:parent-style-name="Text_20_body">
      <style:paragraph-properties fo:text-align="justify" style:justify-single-word="false"/>
      <style:text-properties fo:color="#dc2300" fo:font-weight="bold" officeooo:paragraph-rsid="001492d9" style:font-weight-asian="bold" style:font-weight-complex="bold"/>
    </style:style>
    <style:style style:name="P4" style:family="paragraph" style:parent-style-name="Text_20_body">
      <style:paragraph-properties fo:text-align="justify" style:justify-single-word="false"/>
      <style:text-properties fo:color="#dc2300" fo:font-weight="bold" officeooo:paragraph-rsid="001a03cd" style:font-weight-asian="bold" style:font-weight-complex="bold"/>
    </style:style>
    <style:style style:name="P5" style:family="paragraph" style:parent-style-name="Text_20_body">
      <style:paragraph-properties fo:text-align="justify" style:justify-single-word="false"/>
      <style:text-properties fo:color="#000000" fo:font-weight="normal" officeooo:paragraph-rsid="001a03cd" style:font-weight-asian="normal" style:font-weight-complex="normal"/>
    </style:style>
    <style:style style:name="P6" style:family="paragraph" style:parent-style-name="Text_20_body">
      <style:text-properties officeooo:paragraph-rsid="001a1976"/>
    </style:style>
    <style:style style:name="P7" style:family="paragraph" style:parent-style-name="Text_20_body">
      <style:paragraph-properties fo:text-align="center" style:justify-single-word="false"/>
      <style:text-properties officeooo:rsid="001492d9" officeooo:paragraph-rsid="001492d9"/>
    </style:style>
    <style:style style:name="P8" style:family="paragraph" style:parent-style-name="Text_20_body">
      <style:paragraph-properties fo:text-align="justify" style:justify-single-word="false"/>
      <style:text-properties officeooo:rsid="001492d9" officeooo:paragraph-rsid="001492d9"/>
    </style:style>
    <style:style style:name="P9" style:family="paragraph" style:parent-style-name="Text_20_body">
      <style:paragraph-properties fo:text-align="justify" style:justify-single-word="false"/>
      <style:text-properties fo:color="#dc2300" fo:font-weight="bold" officeooo:rsid="001492d9" officeooo:paragraph-rsid="001492d9" style:font-weight-asian="bold" style:font-weight-complex="bold"/>
    </style:style>
    <style:style style:name="P10" style:family="paragraph" style:parent-style-name="Text_20_body">
      <style:paragraph-properties fo:text-align="justify" style:justify-single-word="false"/>
      <style:text-properties fo:color="#dc2300" fo:font-weight="bold" officeooo:rsid="001a03cd" officeooo:paragraph-rsid="001a03cd" style:font-weight-asian="bold" style:font-weight-complex="bold"/>
    </style:style>
    <style:style style:name="P11" style:family="paragraph" style:parent-style-name="Text_20_body" style:list-style-name="L1">
      <style:paragraph-properties fo:text-align="justify" style:justify-single-word="false"/>
      <style:text-properties officeooo:paragraph-rsid="001492d9"/>
    </style:style>
    <style:style style:name="P12" style:family="paragraph" style:parent-style-name="Text_20_body">
      <style:paragraph-properties fo:text-align="justify" style:justify-single-word="false"/>
      <style:text-properties officeooo:paragraph-rsid="001d5851"/>
    </style:style>
    <style:style style:name="P13" style:family="paragraph" style:parent-style-name="Text_20_body">
      <style:paragraph-properties fo:text-align="justify" style:justify-single-word="false"/>
      <style:text-properties officeooo:paragraph-rsid="001dcb4a"/>
    </style:style>
    <style:style style:name="P14" style:family="paragraph" style:parent-style-name="Text_20_body" style:list-style-name="L1">
      <style:paragraph-properties fo:text-align="justify" style:justify-single-word="false"/>
      <style:text-properties officeooo:rsid="00175210" officeooo:paragraph-rsid="00182296"/>
    </style:style>
    <style:style style:name="P15" style:family="paragraph" style:parent-style-name="Text_20_body" style:list-style-name="L1">
      <style:paragraph-properties fo:text-align="justify" style:justify-single-word="false"/>
      <style:text-properties officeooo:rsid="00175210" officeooo:paragraph-rsid="001492d9"/>
    </style:style>
    <style:style style:name="P16" style:family="paragraph" style:parent-style-name="Text_20_body" style:list-style-name="L1">
      <style:paragraph-properties fo:text-align="justify" style:justify-single-word="false"/>
      <style:text-properties officeooo:rsid="00193262" officeooo:paragraph-rsid="00193262"/>
    </style:style>
    <style:style style:name="P17" style:family="paragraph" style:parent-style-name="Text_20_body">
      <style:paragraph-properties fo:text-align="justify" style:justify-single-word="false"/>
      <style:text-properties fo:font-weight="normal" officeooo:rsid="00195270" officeooo:paragraph-rsid="00195270" style:font-weight-asian="normal" style:font-weight-complex="normal"/>
    </style:style>
    <style:style style:name="P18" style:family="paragraph" style:parent-style-name="Text_20_body">
      <style:paragraph-properties fo:text-align="justify" style:justify-single-word="false"/>
      <style:text-properties fo:font-weight="normal" officeooo:paragraph-rsid="001d5851" style:font-weight-asian="normal" style:font-weight-complex="normal"/>
    </style:style>
    <style:style style:name="P19" style:family="paragraph" style:parent-style-name="Text_20_body">
      <style:paragraph-properties fo:text-align="justify" style:justify-single-word="false"/>
      <style:text-properties fo:font-weight="normal" officeooo:paragraph-rsid="001ebc3d" style:font-weight-asian="normal" style:font-weight-complex="normal"/>
    </style:style>
    <style:style style:name="P20" style:family="paragraph" style:parent-style-name="Text_20_body">
      <style:paragraph-properties fo:text-align="justify" style:justify-single-word="false"/>
      <style:text-properties fo:font-weight="normal" officeooo:paragraph-rsid="0020a8fb" style:font-weight-asian="normal" style:font-weight-complex="normal"/>
    </style:style>
    <style:style style:name="P21" style:family="paragraph" style:parent-style-name="Text_20_body">
      <style:paragraph-properties fo:text-align="justify" style:justify-single-word="false"/>
      <style:text-properties fo:color="#000000" fo:font-weight="normal" officeooo:rsid="001a03cd" officeooo:paragraph-rsid="001a03cd" style:font-weight-asian="normal" style:font-weight-complex="normal"/>
    </style:style>
    <style:style style:name="P22" style:family="paragraph" style:parent-style-name="Text_20_body">
      <style:paragraph-properties fo:text-align="justify" style:justify-single-word="false"/>
      <style:text-properties fo:color="#000000" fo:font-weight="bold" officeooo:rsid="001a03cd" officeooo:paragraph-rsid="001a03cd" style:font-weight-asian="bold" style:font-weight-complex="bold"/>
    </style:style>
    <style:style style:name="P23" style:family="paragraph" style:parent-style-name="Text_20_body">
      <style:text-properties officeooo:rsid="001a1976" officeooo:paragraph-rsid="001a1976"/>
    </style:style>
    <style:style style:name="P24" style:family="paragraph" style:parent-style-name="Text_20_body">
      <style:paragraph-properties fo:text-align="justify" style:justify-single-word="false"/>
      <style:text-properties fo:color="#ffffff" officeooo:paragraph-rsid="001dcb4a"/>
    </style:style>
    <style:style style:name="P25" style:family="paragraph" style:parent-style-name="Text_20_body">
      <style:paragraph-properties fo:text-align="justify" style:justify-single-word="false"/>
      <style:text-properties fo:color="#b80047" fo:font-weight="bold" officeooo:paragraph-rsid="001ebc3d" style:font-weight-asian="bold" style:font-weight-complex="bold"/>
    </style:style>
    <style:style style:name="P26" style:family="paragraph" style:parent-style-name="Text_20_body">
      <style:paragraph-properties fo:background-color="#000000">
        <style:background-image/>
      </style:paragraph-properties>
      <style:text-properties fo:font-size="15pt" fo:font-weight="bold" officeooo:rsid="001a1976" officeooo:paragraph-rsid="001a1976" style:font-size-asian="15pt" style:font-weight-asian="bold" style:font-size-complex="15pt" style:font-weight-complex="bold"/>
    </style:style>
    <style:style style:name="P27" style:family="paragraph" style:parent-style-name="Text_20_body">
      <style:paragraph-properties fo:background-color="#000000">
        <style:background-image/>
      </style:paragraph-properties>
      <style:text-properties fo:font-size="15pt" fo:font-style="normal" fo:font-weight="bold" officeooo:rsid="001a1976" officeooo:paragraph-rsid="001a1976" style:font-size-asian="15pt" style:font-style-asian="normal" style:font-weight-asian="bold" style:font-size-complex="15pt" style:font-style-complex="normal" style:font-weight-complex="bold"/>
    </style:style>
    <style:style style:name="P28" style:family="paragraph" style:parent-style-name="Text_20_body">
      <style:paragraph-properties fo:background-color="transparent">
        <style:background-image/>
      </style:paragraph-properties>
      <style:text-properties fo:font-size="12pt" fo:font-style="normal" fo:font-weight="normal" officeooo:rsid="001af66e" officeooo:paragraph-rsid="001af66e" style:font-size-asian="12pt" style:font-style-asian="normal" style:font-weight-asian="normal" style:font-size-complex="12pt" style:font-style-complex="normal" style:font-weight-complex="normal"/>
    </style:style>
    <style:style style:name="P29" style:family="paragraph" style:parent-style-name="Text_20_body">
      <style:paragraph-properties fo:background-color="#000080">
        <style:background-image/>
      </style:paragraph-properties>
      <style:text-properties fo:font-size="12pt" fo:font-style="normal" fo:font-weight="normal" officeooo:rsid="001af66e" officeooo:paragraph-rsid="001af66e" style:font-size-asian="12pt" style:font-style-asian="normal" style:font-weight-asian="normal" style:font-size-complex="12pt" style:font-style-complex="normal" style:font-weight-complex="normal"/>
    </style:style>
    <style:style style:name="P30" style:family="paragraph" style:parent-style-name="Text_20_body">
      <style:paragraph-properties fo:background-color="#ffd320">
        <style:background-image/>
      </style:paragraph-properties>
      <style:text-properties fo:font-size="12pt" fo:font-style="normal" fo:font-weight="normal" officeooo:rsid="001af66e" officeooo:paragraph-rsid="001af66e"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justify" style:justify-single-word="false"/>
      <style:text-properties officeooo:paragraph-rsid="0020a8fb"/>
    </style:style>
    <style:style style:name="P32" style:family="paragraph" style:parent-style-name="Heading_20_2">
      <style:paragraph-properties fo:text-align="justify" style:justify-single-word="false"/>
      <style:text-properties officeooo:rsid="001492d9"/>
    </style:style>
    <style:style style:name="P33" style:family="paragraph" style:parent-style-name="Heading_20_2">
      <style:text-properties officeooo:rsid="00195270"/>
    </style:style>
    <style:style style:name="P34" style:family="paragraph" style:parent-style-name="Heading_20_2">
      <style:text-properties officeooo:rsid="001a1976"/>
    </style:style>
    <style:style style:name="P35" style:family="paragraph" style:parent-style-name="Heading_20_2">
      <style:paragraph-properties fo:text-align="justify" style:justify-single-word="false"/>
      <style:text-properties fo:color="#000000" fo:font-weight="bold" officeooo:rsid="001a1976" officeooo:paragraph-rsid="001d5851" style:font-weight-asian="bold" style:font-weight-complex="bold"/>
    </style:style>
    <style:style style:name="P36" style:family="paragraph" style:parent-style-name="Heading_20_2">
      <style:paragraph-properties fo:text-align="justify" style:justify-single-word="false"/>
      <style:text-properties fo:color="#000000" fo:font-weight="bold" officeooo:rsid="001a1976" officeooo:paragraph-rsid="0020a8fb" style:font-weight-asian="bold" style:font-weight-complex="bold"/>
    </style:style>
    <style:style style:name="P37" style:family="paragraph" style:parent-style-name="Heading_20_1">
      <style:paragraph-properties fo:text-align="center" style:justify-single-word="false"/>
      <style:text-properties officeooo:rsid="001492d9" officeooo:paragraph-rsid="001492d9"/>
    </style:style>
    <style:style style:name="T1" style:family="text">
      <style:text-properties officeooo:rsid="001492d9"/>
    </style:style>
    <style:style style:name="T2" style:family="text">
      <style:text-properties fo:color="#dc2300" fo:font-weight="bold" officeooo:rsid="001492d9" style:font-weight-asian="bold" style:font-weight-complex="bold"/>
    </style:style>
    <style:style style:name="T3" style:family="text">
      <style:text-properties fo:color="#dc2300" fo:font-weight="bold" officeooo:rsid="001a03cd" style:font-weight-asian="bold" style:font-weight-complex="bold"/>
    </style:style>
    <style:style style:name="T4" style:family="text">
      <style:text-properties fo:color="#dc2300" fo:font-weight="normal" officeooo:rsid="001a03cd" style:font-weight-asian="normal" style:font-weight-complex="normal"/>
    </style:style>
    <style:style style:name="T5" style:family="text">
      <style:text-properties fo:font-weight="bold" officeooo:rsid="001492d9" style:font-weight-asian="bold" style:font-weight-complex="bold"/>
    </style:style>
    <style:style style:name="T6" style:family="text">
      <style:text-properties fo:font-weight="bold" officeooo:rsid="001a03cd" style:font-weight-asian="bold" style:font-weight-complex="bold"/>
    </style:style>
    <style:style style:name="T7" style:family="text">
      <style:text-properties fo:font-weight="bold" officeooo:rsid="001dcb4a" style:font-weight-asian="bold" style:font-weight-complex="bold"/>
    </style:style>
    <style:style style:name="T8" style:family="text">
      <style:text-properties fo:font-weight="normal" officeooo:rsid="001492d9" style:font-weight-asian="normal" style:font-weight-complex="normal"/>
    </style:style>
    <style:style style:name="T9" style:family="text">
      <style:text-properties fo:font-weight="normal" officeooo:rsid="001a03cd" style:font-weight-asian="normal" style:font-weight-complex="normal"/>
    </style:style>
    <style:style style:name="T10" style:family="text">
      <style:text-properties fo:color="#000000" fo:font-weight="normal" officeooo:rsid="001492d9" style:font-weight-asian="normal" style:font-weight-complex="normal"/>
    </style:style>
    <style:style style:name="T11" style:family="text">
      <style:text-properties fo:color="#000000" fo:font-weight="normal" officeooo:rsid="001a03cd" style:font-weight-asian="normal" style:font-weight-complex="normal"/>
    </style:style>
    <style:style style:name="T12" style:family="text">
      <style:text-properties fo:color="#000000" fo:font-weight="bold" officeooo:rsid="001d5851" style:font-weight-asian="bold" style:font-weight-complex="bold"/>
    </style:style>
    <style:style style:name="T13" style:family="text">
      <style:text-properties fo:color="#000000" fo:font-weight="bold" officeooo:rsid="001dcb4a" style:font-weight-asian="bold" style:font-weight-complex="bold"/>
    </style:style>
    <style:style style:name="T14" style:family="text">
      <style:text-properties fo:color="#000000" fo:font-weight="bold" officeooo:rsid="0020a8fb" style:font-weight-asian="bold" style:font-weight-complex="bold"/>
    </style:style>
    <style:style style:name="T15" style:family="text">
      <style:text-properties fo:color="#000000" officeooo:rsid="001d5851"/>
    </style:style>
    <style:style style:name="T16" style:family="text">
      <style:text-properties fo:color="#000000" officeooo:rsid="001ebc3d"/>
    </style:style>
    <style:style style:name="T17" style:family="text">
      <style:text-properties fo:color="#000000" officeooo:rsid="0020a8fb"/>
    </style:style>
    <style:style style:name="T18" style:family="text">
      <style:text-properties officeooo:rsid="00175210"/>
    </style:style>
    <style:style style:name="T19" style:family="text">
      <style:text-properties officeooo:rsid="00193262"/>
    </style:style>
    <style:style style:name="T20" style:family="text">
      <style:text-properties officeooo:rsid="001a03cd"/>
    </style:style>
    <style:style style:name="T21" style:family="text">
      <style:text-properties officeooo:rsid="001a1976"/>
    </style:style>
    <style:style style:name="T22" style:family="text">
      <style:text-properties officeooo:rsid="001c6bcd"/>
    </style:style>
    <style:style style:name="T23" style:family="text">
      <style:text-properties officeooo:rsid="001c81a6"/>
    </style:style>
    <style:style style:name="T24" style:family="text">
      <style:text-properties officeooo:rsid="001d5851"/>
    </style:style>
    <style:style style:name="T25" style:family="text">
      <style:text-properties fo:color="#ffffff"/>
    </style:style>
    <style:style style:name="T26" style:family="text">
      <style:text-properties officeooo:rsid="001ebc3d"/>
    </style:style>
    <style:style style:name="T27" style:family="text">
      <style:text-properties fo:color="#b80047" fo:font-weight="bold" officeooo:rsid="001ebc3d" style:font-weight-asian="bold" style:font-weight-complex="bold"/>
    </style:style>
    <style:style style:name="T28" style:family="text">
      <style:text-properties officeooo:rsid="0020a8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37" text:outline-level="1">Reporte 8. Cómo utilizar de manera eficiente todos los bits de los mapas caóticos.</text:h>
      <text:p text:style-name="P7"/>
      <text:p text:style-name="P7">En reportes anteriores hemos utilizado ejemplos donde se utilizan mapas caóticos para el cifrado de archivos. Sin embargo, no era óptima la manera de utilizarlos: no se utilizaban todos los octetos de bits. En este reporte se especifica una manera adecuada para utilizar todos los bits.</text:p>
      <text:p text:style-name="P7"/>
      <text:h text:style-name="P32" text:outline-level="2">Líneas de código utilizadas para utilizar todos los octetos de bits.</text:h>
      <text:p text:style-name="P8">Se han cambiado algunas líneas del programa de cifrado parcial para utilizar todos los octetos de bits, <text:s/>a continuación, se presentan las más importantes:</text:p>
      <text:p text:style-name="P8">/*Si un numero aleatorio es impar...*/ </text:p>
      <text:p text:style-name="P3"><text:span text:style-name="T1">if(</text:span><text:span text:style-name="T23">p</text:span><text:span text:style-name="T1">&amp;1){ <text:s/></text:span></text:p>
      <text:p text:style-name="P9"><text:s text:c="13"/>posicionInversion = bitRef+ <text:s text:c="145"/></text:p>
      <text:p text:style-name="P9"><text:s/>( ((Xn[count]&amp;mascaras[countMask])&gt;&gt;shift[countMask]) % (BF-p)); <text:s/></text:p>
      <text:p text:style-name="P9">} </text:p>
      <text:p text:style-name="P9"><text:tab/><text:tab/><text:tab/>/*Si el un numero aleatorio es par...*/ </text:p>
      <text:p text:style-name="P9">else{ </text:p>
      <text:p text:style-name="P9"><text:s text:c="13"/>posicionInversion = bitRef-( ((Xn[count]&amp;mascaras[countMask])&gt;&gt;shift[countMask]) % p); </text:p>
      <text:p text:style-name="P9">} </text:p>
      <text:p text:style-name="P8"><text:s/>A continuación detallamos algunos aspectos importantes del código anterior:</text:p>
      <text:list xml:id="list6056256815862331446" text:style-name="L1">
        <text:list-item>
          <text:p text:style-name="P11"><text:span text:style-name="T2">Xn[count]</text:span><text:span text:style-name="T10"> es el arreglo de mapas, donde count tomará un valor entre 0 y 4. <text:s text:c="3"/></text:span><text:span text:style-name="T1"><text:s text:c="4"/></text:span></text:p>
        </text:list-item>
        <text:list-item>
          <text:p text:style-name="P11"><text:span text:style-name="T2">mascaras[countMask] </text:span><text:span text:style-name="T1">es un arreglo que contiene los valores necesarios que se aplicarán como máscara para obtener cada uno de los cuatro octetos de un mapa caótico de 32 bits. <text:s/></text:span><text:span text:style-name="T19">A continuación mostramos unos ejemplos de los valores que tiene este arreglo:</text:span></text:p>
          <text:list>
            <text:list-item>
              <text:list>
                <text:list-header>
                  <text:p text:style-name="P14">...</text:p>
                </text:list-header>
              </text:list>
            </text:list-item>
          </text:list>
          <text:p text:style-name="P14"><text:s/><text:tab/>255 </text:p>
          <text:p text:style-name="P14"><text:s/><text:tab/>65280 </text:p>
          <text:p text:style-name="P14"><text:s/><text:tab/>16711680 </text:p>
          <text:p text:style-name="P14"><text:s/><text:tab/>4278190080 </text:p>
          <text:p text:style-name="P14"><text:s/><text:tab/>255 </text:p>
          <text:p text:style-name="P14"><text:s/><text:tab/>65280 </text:p>
          <text:p text:style-name="P14"><text:s/><text:tab/>16711680 </text:p>
          <text:p text:style-name="P14"><text:s/><text:tab/>4278190080 </text:p>
          <text:p text:style-name="P14"><text:soft-page-break/><text:tab/>...</text:p>
        </text:list-item>
        <text:list-item>
          <text:p text:style-name="P11"><text:span text:style-name="T2">shift[countMask] </text:span><text:span text:style-name="T1"><text:s/>contiene los valores de desplazamiento de bits a la derecha que se deben de aplicara para cada octeto y así obtener el valor de los ocho octetos elegidos. </text:span><text:span text:style-name="T18">Los valores que tiene este arreglos son los siguientes:</text:span></text:p>
          <text:list>
            <text:list-header>
              <text:p text:style-name="P16"><text:s text:c="6"/>...</text:p>
            </text:list-header>
          </text:list>
          <text:p text:style-name="P16"><text:s/><text:tab/>0 </text:p>
          <text:p text:style-name="P16"><text:s text:c="4"/><text:tab/>8 </text:p>
          <text:p text:style-name="P16"><text:s/><text:tab/>16 </text:p>
          <text:p text:style-name="P16"><text:s/><text:tab/>24 </text:p>
          <text:p text:style-name="P16"><text:s/><text:tab/>0 </text:p>
          <text:p text:style-name="P16"><text:s/><text:tab/>8<text:tab/> </text:p>
          <text:p text:style-name="P16"><text:s/><text:tab/>16 </text:p>
          <text:p text:style-name="P16"><text:s/><text:tab/>24 </text:p>
          <text:p text:style-name="P16"><text:s/><text:tab/>0 </text:p>
          <text:p text:style-name="P16"><text:s/><text:tab/>8 </text:p>
          <text:p text:style-name="P16"><text:s/><text:tab/>16 </text:p>
          <text:p text:style-name="P16"><text:s/><text:tab/>24</text:p>
          <text:p text:style-name="P16"><text:s text:c="2"/><text:tab/>... </text:p>
          <text:p text:style-name="P15"/>
        </text:list-item>
        <text:list-item>
          <text:p text:style-name="P11"><text:span text:style-name="T1">Todos los arreglos mencionados </text:span><text:span text:style-name="T5">tienen un tamaño de 256. </text:span><text:span text:style-name="T8">Esto es bueno porque dicho número se ajusta de manera adecuada al número de mapas y al número de octetos que forman al mapa. Además se llenana de manera cíclica: significa que los datos se repiten cuando ya se ha completado un ciclo. </text:span></text:p>
        </text:list-item>
      </text:list>
      <text:h text:style-name="P33" text:outline-level="2">¿Cómo decidir en qué momento cambiamos de mapa?</text:h>
      <text:p text:style-name="P17">Para decidir en qué momento cambiamos de mapa, utilizamos las siguientes instrucciones:</text:p>
      <text:p text:style-name="P2"><text:span text:style-name="T9"><text:s/></text:span><text:span text:style-name="T4"><text:tab/></text:span><text:span text:style-name="T3">count+=(countMask&amp;3)/3; </text:span></text:p>
      <text:p text:style-name="P10"><text:s/><text:tab/>countMask++; <text:s/></text:p>
      <text:p text:style-name="P4"><text:span text:style-name="T20">countMask </text:span><text:span text:style-name="T11">es un contador cuyos valores oscilan entre 0 y 255, éstos valores se utilizan para recorrer los arreglos mencionados anteriormente. A continuación mostramos algunos valores que se obtienen:</text:span></text:p>
      <table:table table:name="Table1" table:style-name="Table1">
        <table:table-column table:style-name="Table1.A" table:number-columns-repeated="3"/>
        <table:table-column table:style-name="Table1.D"/>
        <table:table-row>
          <table:table-cell table:style-name="Table1.A1" office:value-type="string">
            <text:p text:style-name="P21">- 247 </text:p>
            <text:p text:style-name="P21">- 248 </text:p>
            <text:p text:style-name="P21">- 249 </text:p>
            <text:p text:style-name="P21">- 250 </text:p>
            <text:p text:style-name="P21">- 251 </text:p>
          </table:table-cell>
          <table:table-cell table:style-name="Table1.A1" office:value-type="string">
            <text:p text:style-name="P21">- 252 </text:p>
            <text:p text:style-name="P21">- 253 </text:p>
            <text:p text:style-name="P21">- 254 </text:p>
            <text:p text:style-name="P21">- 255 </text:p>
            <text:p text:style-name="P21">- 0 </text:p>
          </table:table-cell>
          <table:table-cell table:style-name="Table1.A1" office:value-type="string">
            <text:p text:style-name="P21">- 1 </text:p>
            <text:p text:style-name="P21">- 2 </text:p>
            <text:p text:style-name="P21">- 3 </text:p>
            <text:p text:style-name="P21">- 4 </text:p>
            <text:p text:style-name="P21">- 5 </text:p>
          </table:table-cell>
          <table:table-cell table:style-name="Table1.D1" office:value-type="string">
            <text:p text:style-name="P21">- 6 </text:p>
            <text:p text:style-name="P21">- 7 </text:p>
            <text:p text:style-name="P21">- 8 </text:p>
            <text:p text:style-name="P21">- 9 </text:p>
            <text:p text:style-name="P21">- 10 </text:p>
          </table:table-cell>
        </table:table-row>
      </table:table>
      <text:p text:style-name="P4"/>
      <text:p text:style-name="P5"><text:soft-page-break/><text:span text:style-name="T20">La máscara aplicada nos devuelve valores entre 0 y 3. <text:s/>La división entera nos sirve para sumar un valor al contador en el momento adecuado: cuando el resultado de aplicar la máscara es 3, al dividir entre tres, obtenemos un valor de 1, y </text:span><text:span text:style-name="T6">el contador aumenta en 1 y por lo tanto, pasa al siguiente mapa caótico.</text:span></text:p>
      <text:p text:style-name="P22"/>
      <text:h text:style-name="P35" text:outline-level="2"><text:span text:style-name="T24">Algunos valores de p obtenidos.</text:span></text:h>
      <text:p text:style-name="P18"><text:span text:style-name="T15">En el código que se muestra al inicio, se puede ver que es necesario obtener un valor de p. Dicho valor se calcula de la siguiente manera <text:s/>(todav</text:span><text:span text:style-name="T16">ía estamos en proceso de optimización de código:</text:span></text:p>
      <text:p text:style-name="P18"><text:span text:style-name="T15"/></text:p>
      <text:p text:style-name="P19"><text:span text:style-name="T27">p=( <text:s/>((Xn[count]&amp;mascaras[countMask])&gt;&gt;shift[countMask]) %(BF-2) <text:s/>) + 1;</text:span></text:p>
      <text:p text:style-name="P25"><text:span text:style-name="T26">printf("\n Valor de p: %u", p);</text:span></text:p>
      <text:p text:style-name="P25"><text:span text:style-name="T26">count+=(countMask&amp;3)/3;</text:span></text:p>
      <text:p text:style-name="P25"><text:span text:style-name="T26">countMask++; <text:s/></text:span></text:p>
      <text:p text:style-name="P19"><text:span text:style-name="T16"><text:s text:c="21"/></text:span></text:p>
      <text:p text:style-name="P18"><text:span text:style-name="T15"/></text:p>
      <text:p text:style-name="P18"><text:span text:style-name="T15">A continuación se pueden ver algunos valores obtenidos para p, y éste es el valor que se compara si es par o es impar.</text:span></text:p>
      <table:table table:name="ppp" table:style-name="ppp">
        <table:table-column table:style-name="ppp.A"/>
        <table:table-row>
          <table:table-cell table:style-name="ppp.A1" office:value-type="string">
            <text:p text:style-name="P24"><text:span text:style-name="T7"><text:s/>Valor de p: 6</text:span></text:p>
            <text:p text:style-name="P24"><text:span text:style-name="T7"><text:s/>Valor de p: 3</text:span></text:p>
            <text:p text:style-name="P24"><text:span text:style-name="T7"><text:s/>Valor de p: 5</text:span></text:p>
            <text:p text:style-name="P24"><text:span text:style-name="T7"><text:s/>Valor de p: 5</text:span></text:p>
            <text:p text:style-name="P24"><text:span text:style-name="T7"><text:s/>Valor de p: 5</text:span></text:p>
            <text:p text:style-name="P24"><text:span text:style-name="T7"><text:s/>Valor de p: 6</text:span></text:p>
            <text:p text:style-name="P24"><text:span text:style-name="T7"><text:s/>Valor de p: 6</text:span></text:p>
            <text:p text:style-name="P24"><text:span text:style-name="T7"><text:s/>Valor de p: 5</text:span></text:p>
            <text:p text:style-name="P24"><text:span text:style-name="T7"><text:s/>Valor de p: 3</text:span></text:p>
            <text:p text:style-name="P24"><text:span text:style-name="T7"><text:s/>Valor de p: 2</text:span></text:p>
            <text:p text:style-name="P24"><text:span text:style-name="T7"><text:s/>Valor de p: 3</text:span></text:p>
            <text:p text:style-name="P24"><text:span text:style-name="T7"><text:s/>Valor de p: 5</text:span></text:p>
            <text:p text:style-name="P24"><text:span text:style-name="T7"><text:s/>Valor de p: 6</text:span></text:p>
            <text:p text:style-name="P24"><text:span text:style-name="T7"><text:s/>Valor de p: 3</text:span></text:p>
            <text:p text:style-name="P24"><text:span text:style-name="T7"><text:s/>Valor de p: 5</text:span></text:p>
          </table:table-cell>
        </table:table-row>
      </table:table>
      <text:p text:style-name="P12"><text:span text:style-name="T12"/></text:p>
      <text:p text:style-name="P13"><text:span text:style-name="T13"/></text:p>
      <text:h text:style-name="P36" text:outline-level="2"><text:soft-page-break/><text:span text:style-name="T28">Valores que toma count</text:span></text:h>
      <text:p text:style-name="P20"><text:span text:style-name="T17">La variable </text:span><text:span text:style-name="T14">count </text:span><text:span text:style-name="T17">nos indica el mapa caótico que se va a utilizar para generar números pseudoaleatorios. </text:span><text:span text:style-name="T14">De acuerdo al algoritmo presentado, se supone que el valor de count estará fijo en cuatro veces, esto es así porque vamos a tomar cada uno de los cuatro octetos del mapa caótico representado por count. <text:s/></text:span><text:span text:style-name="T17">A continuación, mostramos que esto ocurre, se muestra una lista de algunos valores para la variable count, los valores con un guión pertenecen al los números pseudoaleatorios utilizados para el proceso de intercambio de segmentos. Los resultados nos muestran que no importa que se pase del proceso de inversión de bits al proceso de intercambio: si falta algún octeto a procesar, se procesa, nada se desperdicia. Ejemplos:</text:span></text:p>
      <text:p text:style-name="P20"><text:span text:style-name="T17"/></text:p>
      <table:table table:name="coutn" table:style-name="coutn">
        <table:table-column table:style-name="coutn.A"/>
        <table:table-column table:style-name="coutn.B"/>
        <table:table-column table:style-name="coutn.C"/>
        <table:table-row>
          <table:table-cell table:style-name="coutn.A1" office:value-type="string">
            <text:p text:style-name="P31"><text:span text:style-name="T28">2</text:span></text:p>
            <text:p text:style-name="P31"><text:span text:style-name="T28"><text:s/>2</text:span></text:p>
            <text:p text:style-name="P31"><text:span text:style-name="T28"><text:s/>2</text:span></text:p>
            <text:p text:style-name="P31"><text:span text:style-name="T28"><text:s/>2</text:span></text:p>
            <text:p text:style-name="P31"><text:span text:style-name="T28"><text:s/>3</text:span></text:p>
            <text:p text:style-name="P31"><text:span text:style-name="T28"><text:s/>3</text:span></text:p>
            <text:p text:style-name="P31"><text:span text:style-name="T28"><text:s/>3</text:span></text:p>
            <text:p text:style-name="P31"><text:span text:style-name="T28">-- 3</text:span></text:p>
            <text:p text:style-name="P31"><text:span text:style-name="T28">-- 0</text:span></text:p>
            <text:p text:style-name="P31"><text:span text:style-name="T28">-- 0</text:span></text:p>
            <text:p text:style-name="P31"><text:span text:style-name="T28">-- 0</text:span></text:p>
            <text:p text:style-name="P31"><text:span text:style-name="T28">-- 0</text:span></text:p>
          </table:table-cell>
          <table:table-cell table:style-name="coutn.B1" office:value-type="string">
            <text:p text:style-name="P31"><text:span text:style-name="T28">-- 3</text:span></text:p>
            <text:p text:style-name="P31"><text:span text:style-name="T28">-- 3</text:span></text:p>
            <text:p text:style-name="P31"><text:span text:style-name="T28">-- 3</text:span></text:p>
            <text:p text:style-name="P31"><text:span text:style-name="T28">-- 3</text:span></text:p>
            <text:p text:style-name="P31"><text:span text:style-name="T28">-- 0</text:span></text:p>
            <text:p text:style-name="P31"><text:span text:style-name="T28">-- 0</text:span></text:p>
            <text:p text:style-name="P31"><text:span text:style-name="T28"><text:s/>0</text:span></text:p>
            <text:p text:style-name="P31"><text:span text:style-name="T28"><text:s/>0</text:span></text:p>
            <text:p text:style-name="P31"><text:span text:style-name="T28"><text:s/>1</text:span></text:p>
            <text:p text:style-name="P31"><text:span text:style-name="T28"><text:s/>1</text:span></text:p>
            <text:p text:style-name="P31"><text:span text:style-name="T28"><text:s/>1</text:span></text:p>
            <text:p text:style-name="P31"><text:span text:style-name="T28"><text:s/>1</text:span></text:p>
          </table:table-cell>
          <table:table-cell table:style-name="coutn.C1" office:value-type="string">
            <text:p text:style-name="P31"><text:span text:style-name="T28"><text:s/>0</text:span></text:p>
            <text:p text:style-name="P31"><text:span text:style-name="T28"><text:s/>0</text:span></text:p>
            <text:p text:style-name="P31"><text:span text:style-name="T28"><text:s/>0</text:span></text:p>
            <text:p text:style-name="P31"><text:span text:style-name="T28"><text:s/>0</text:span></text:p>
            <text:p text:style-name="P31"><text:span text:style-name="T28"><text:s/>1</text:span></text:p>
            <text:p text:style-name="P31"><text:span text:style-name="T28"><text:s/>1</text:span></text:p>
            <text:p text:style-name="P31"><text:span text:style-name="T28"><text:s/>1</text:span></text:p>
            <text:p text:style-name="P31"><text:span text:style-name="T28"><text:s/>1</text:span></text:p>
            <text:p text:style-name="P31"><text:span text:style-name="T28"><text:s/>2</text:span></text:p>
            <text:p text:style-name="P31"><text:span text:style-name="T28"><text:s/>2</text:span></text:p>
            <text:p text:style-name="P31"><text:span text:style-name="T28"><text:s/>2</text:span></text:p>
            <text:p text:style-name="P31"><text:span text:style-name="T28"><text:s/>2</text:span></text:p>
          </table:table-cell>
        </table:table-row>
      </table:table>
      <text:p text:style-name="P20"><text:span text:style-name="T17"/></text:p>
      <text:h text:style-name="P34" text:outline-level="2">Algunos resultados.</text:h>
      <text:p text:style-name="P23">A continuación, mostramos algunos resultados, primero mostramos los arreglos que nos indican la manera en cómo se intercambiarán los segmentos de los paquetes RTP. Para el ejemplo mostrado aquí, se utilizaron dos paquetes RTP:</text:p>
      <text:p text:style-name="P23"/>
      <text:p text:style-name="P6"><text:span text:style-name="T22">Intercambio del </text:span><text:span text:style-name="T21">Primer paquete RTP:</text:span></text:p>
      <text:p text:style-name="P26">2 <text:tab/>8<text:tab/> <text:s/>5<text:tab/> <text:s/>1<text:tab/> <text:s/>7<text:tab/> <text:s/>6<text:tab/> <text:s/>3<text:tab/> <text:s/>9<text:tab/> <text:s/>4<text:tab/> <text:s/>0 <text:s/></text:p>
      <text:p text:style-name="P23"/>
      <text:p text:style-name="P6"><text:span text:style-name="T22">Intercambio del </text:span><text:span text:style-name="T21">Segundo paquete RTP:</text:span></text:p>
      <text:p text:style-name="P27">4 <text:s/><text:tab/>5<text:tab/> <text:s/>6 <text:tab/> 9 <text:tab/> 3 <text:tab/> 2 <text:tab/> 7 <text:tab/> 8 <text:tab/> 0 <text:tab/> 1 </text:p>
      <text:p text:style-name="P28"/>
      <text:p text:style-name="P28">Ahora, mostramos los datos originales y el resultado, respectivamente:</text:p>
      <text:p text:style-name="P28">Datos originales:</text:p>
      <text:p text:style-name="P29">255 <text:s/>216 <text:s/>255 <text:s/>224 <text:s/>0 <text:s text:c="5"/>16 <text:s/>74 <text:s/>70 <text:s/>73 <text:s/>70 <text:s text:c="5"/>0 <text:s/>1 <text:s/>1 <text:s/>1 <text:s/>1 <text:s text:c="5"/>43 <text:s/>1 <text:s/>43 <text:s/>0 <text:s/>0 <text:s text:c="5"/>255 <text:s/>219 <text:s/>0 <text:s/>67 <text:s/>0 <text:s text:c="5"/>5 <text:s/>3 <text:s/>4 <text:s/>4 <text:s/>4 <text:s text:c="5"/>3 <text:s/>5 <text:s/>4 <text:s/>4 <text:s/>4 <text:s text:c="5"/>5 <text:s/>5 <text:s/>5 <text:s/>6 <text:s/>7 <text:s text:c="5"/>12 <text:s/>8 <text:s/>7 <text:s/>7 <text:s/>7 <text:s text:c="5"/>7 <text:s/>15 <text:s/>11 <text:s/>11 <text:s/>9 <text:s text:c="5"/></text:p>
      <text:p text:style-name="P30">12 <text:s/>17 <text:s/>15 <text:s/>18 <text:s/>18 <text:s text:c="5"/>17 <text:s/>15 <text:s/>17 <text:s/>17 <text:s/>19 <text:s text:c="5"/>22 <text:s/>28 <text:s/>23 <text:s/>19 <text:s/>20 <text:s text:c="5"/>26 <text:s/>21 <text:s/>17 <text:s/>17 <text:s/>24 <text:s text:c="5"/>33 <text:s/>24 <text:s/>26 <text:s/>29 <text:s/>29 <text:s text:c="5"/>31 <text:s/>31 <text:s/>31 <text:s/>19 <text:s/>23 <text:s text:c="5"/>34 <text:s/>36 <text:s/>34 <text:s/>30 <text:s/>36 <text:s text:c="5"/>28 <text:s/>30 <text:s/>31 <text:s/>30 <text:s/>255 <text:s text:c="5"/>192 <text:s/>0 <text:s/>11 <text:s/>8 <text:s/>0 <text:s text:c="5"/>60 <text:s/>0 <text:s/>60 <text:s/>1 <text:s/>1 <text:s text:c="5"/></text:p>
      <text:p text:style-name="P28"><text:soft-page-break/></text:p>
      <text:p text:style-name="P28">Resultado:</text:p>
      <text:p text:style-name="P29">34 <text:s/>18 <text:s/>41 <text:s/>146 <text:s/>9 <text:s text:c="5"/>30 <text:s/>26 <text:s/>131 <text:s/>37 <text:s/>21 <text:s text:c="5"/>129 <text:s/>135 <text:s/>37 <text:s/>30 <text:s/>20 <text:s text:c="5"/>128 <text:s/>90 <text:s/>4 <text:s/>65 <text:s/>82 <text:s text:c="5"/>1 <text:s/>33 <text:s/>129 <text:s/>44 <text:s/>127 <text:s text:c="5"/>66 <text:s/>38 <text:s/>21 <text:s/>132 <text:s/>65 <text:s text:c="5"/>59 <text:s/>131 <text:s/>35 <text:s/>96 <text:s/>33 <text:s text:c="5"/>135 <text:s/>141 <text:s/>4 <text:s/>131 <text:s/>41 <text:s text:c="5"/>251 <text:s/>154 <text:s/>36 <text:s/>103 <text:s/>132 <text:s text:c="5"/>231 <text:s/>124 <text:s/>252 <text:s/>228 <text:s/>18 <text:s text:c="5"/></text:p>
      <text:p text:style-name="P30">97 <text:s/>154 <text:s/>10 <text:s/>76 <text:s/>141 <text:s text:c="5"/>23 <text:s/>63 <text:s/>152 <text:s/>195 <text:s/>159 <text:s text:c="5"/>96 <text:s/>0 <text:s/>170 <text:s/>62 <text:s/>160 <text:s text:c="5"/>44 <text:s/>35 <text:s/>62 <text:s/>4 <text:s/>1 <text:s text:c="5"/>102 <text:s/>29 <text:s/>80 <text:s/>19 <text:s/>191 <text:s text:c="5"/>50 <text:s/>16 <text:s/>159 <text:s/>131 <text:s/>28 <text:s text:c="5"/>217 <text:s/>35 <text:s/>61 <text:s/>94 <text:s/>123 <text:s text:c="5"/>200 <text:s/>64 <text:s/>170 <text:s/>0 <text:s/>130 <text:s text:c="5"/>8 <text:s/>63 <text:s/>240 <text:s/>208 <text:s/>26 <text:s text:c="5"/>141 <text:s/>7 <text:s/>48 <text:s/>17 <text:s/>18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5-04T20:43:42</meta:creation-date>
    <dc:date>2014-05-12T19:04:05</dc:date>
    <dc:creator>daniel </dc:creator>
    <meta:editing-duration>PT15H28M17S</meta:editing-duration>
    <meta:editing-cycles>26</meta:editing-cycles>
    <meta:generator>LibreOffice/4.0.2.2$Linux_X86_64 LibreOffice_project/400m0$Build-2</meta:generator>
    <meta:document-statistic meta:table-count="3" meta:image-count="0" meta:object-count="0" meta:page-count="5" meta:paragraph-count="142" meta:word-count="1044" meta:character-count="5982" meta:non-whitespace-character-count="4260"/>
  </office:meta>
</office:document-meta>
</file>